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654in"/>
    </style:style>
    <style:style style:name="co3" style:family="table-column">
      <style:table-column-properties fo:break-before="auto" style:column-width="2.7126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2.6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ymbol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Digikey Link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4.7µ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FG26X7R1H475KRT06</text:p>
          </table:table-cell>
          <table:table-cell office:value-type="string" calcext:value-type="string">
            <text:p>TDK Corpo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de/product-detail/en/tdk-corporation/FG26X7R1H475KRT06/445-173442-1-ND/5812047" xlink:type="simple">https://www.digikey.de/product-detail/en/tdk-corporation/FG26X7R1H475KRT06/445-173442-1-ND/5812047</text:a></text:p>
          </table:table-cell>
        </table:table-row>
        <table:table-row table:style-name="ro1">
          <table:table-cell office:value-type="string" calcext:value-type="string">
            <text:p>D1 – D7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LTL2R3KRD-EM</text:p>
          </table:table-cell>
          <table:table-cell office:value-type="string" calcext:value-type="string">
            <text:p>Lite-On Inc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digikey.de/product-detail/en/lite-on-inc/LTL2R3KRD-EM/160-1853-ND/2675133" xlink:type="simple">https://www.digikey.de/product-detail/en/lite-on-inc/LTL2R3KRD-EM/160-1853-ND/2675133</text:a>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1825910-6</text:p>
          </table:table-cell>
          <table:table-cell office:value-type="string" calcext:value-type="string">
            <text:p>TE Connectivity ALCOSWITCH Switc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de/product-detail/en/te-connectivity-alcoswitch-switches/1825910-6/450-1650-ND/1632536" xlink:type="simple">https://www.digikey.de/product-detail/en/te-connectivity-alcoswitch-switches/1825910-6/450-1650-ND/1632536</text:a>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table:number-columns-repeated="2"/>
          <table:table-cell office:value-type="string" calcext:value-type="string">
            <text:p>Raspberry Pi Pico</text:p>
          </table:table-cell>
          <table:table-cell office:value-type="string" calcext:value-type="string">
            <text:p>Raspberry P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de/product-detail/en/raspberry-pi/SC0915/2648-SC0915CT-ND/13684020" xlink:type="simple">https://www.digikey.de/product-detail/en/raspberry-pi/SC0915/2648-SC0915CT-ND/13684020</text:a></text:p>
          </table:table-cell>
        </table:table-row>
        <table:table-row table:style-name="ro1">
          <table:table-cell office:value-type="string" calcext:value-type="string">
            <text:p>R1 – R7</text:p>
          </table:table-cell>
          <table:table-cell office:value-type="string" calcext:value-type="string">
            <text:p>750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F14JT750R</text:p>
          </table:table-cell>
          <table:table-cell office:value-type="string" calcext:value-type="string">
            <text:p>Stackpole Electronics In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digikey.de/product-detail/en/stackpole-electronics-inc/CF14JT750R/CF14JT750RCT-ND/1830347" xlink:type="simple">https://www.digikey.de/product-detail/en/stackpole-electronics-inc/CF14JT750R/CF14JT750RCT-ND/1830347</text:a>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table:number-columns-repeated="2"/>
          <table:table-cell office:value-type="string" calcext:value-type="string">
            <text:p>R-785.0-0.5 </text:p>
          </table:table-cell>
          <table:table-cell office:value-type="string" calcext:value-type="string">
            <text:p>Recom Powe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de/products/en?keywords=R-785.0-0.5" xlink:type="simple">https://www.digikey.de/products/en?keywords=R-785.0-0.5</text:a></text:p>
          </table:table-cell>
        </table:table-row>
        <table:table-row table:style-name="ro1">
          <table:table-cell office:value-type="string" calcext:value-type="string">
            <text:p>D10 – D13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1N4002-TPMSCT-ND</text:p>
          </table:table-cell>
          <table:table-cell office:value-type="string" calcext:value-type="string">
            <text:p>Micro Commercial C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digikey.de/product-detail/en/micro-commercial-co/1N4002-TP/1N4002-TPMSCT-ND/773689" xlink:type="simple">https://www.digikey.de/product-detail/en/micro-commercial-co/1N4002-TP/1N4002-TPMSCT-ND/773689</text:a>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/>
          <table:table-cell office:value-type="string" calcext:value-type="string">
            <text:p>Barrel Jack</text:p>
          </table:table-cell>
          <table:table-cell office:value-type="string" calcext:value-type="string">
            <text:p>PJ-007</text:p>
          </table:table-cell>
          <table:table-cell office:value-type="string" calcext:value-type="string">
            <text:p>CUI De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de/products/en?keywords=PJ-007" xlink:type="simple">https://www.digikey.de/products/en?keywords=PJ-007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/00/0000</text:date>, <text:time style:data-style-name="N2" text:time-value="19:42:31.2089803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6T18:00:04.656424559</meta:creation-date>
    <meta:generator>LibreOffice/6.4.6.2$Linux_X86_64 LibreOffice_project/40$Build-2</meta:generator>
    <dc:date>2021-02-28T23:06:58.078730724</dc:date>
    <meta:editing-duration>PT4H37M43S</meta:editing-duration>
    <meta:editing-cycles>42</meta:editing-cycles>
    <meta:document-statistic meta:table-count="1" meta:cell-count="55" meta:object-count="0"/>
  </office:meta>
</office:document-meta>
</file>